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ccfff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stroke="dash" draw:stroke-dash="Fine_20_Dashed" svg:stroke-color="#ff9966" draw:fill="solid" draw:fill-color="#ffffcc" draw:fill-gradient-name="Gradient_20_1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svg:stroke-color="#355e00" draw:fill="solid" draw:fill-color="#c0ea8e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svg:stroke-color="#355e00" draw:fill="solid" draw:fill-color="#c0ea8e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fill="solid" draw:fill-color="#c0ea8e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stroke="dash" draw:stroke-dash="Fine_20_Dashed" svg:stroke-color="#ff9966" svg:stroke-opacity="0%" draw:fill="solid" draw:fill-color="#ffffcc" draw:fill-gradient-name="Gradient_20_1" draw:opacity="50%" draw:textarea-horizontal-align="justify" draw:textarea-vertical-align="middle" draw:auto-grow-height="false" draw:shadow-opacity="50%"/>
    </style:style>
    <style:style style:name="gr7" style:family="graphic" style:parent-style-name="standard">
      <style:graphic-properties draw:stroke="solid" svg:stroke-color="#eb613d" draw:fill="solid" draw:fill-color="#ffffff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draw:stroke="solid" svg:stroke-color="#eb613d" draw:fill="solid" draw:fill-color="#ffcc99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svg:stroke-color="#eb613d" draw:fill="solid" draw:fill-color="#ffffff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fill="solid" draw:fill-color="#c0c0c0"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svg:stroke-color="#355e00" draw:fill="solid" draw:fill-color="#ffffff" draw:opacity="100%" draw:textarea-horizontal-align="justify" draw:textarea-vertical-align="middle" draw:auto-grow-height="false" draw:shadow-opacity="10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956cm" svg:height="24.924cm" svg:x="0cm" svg:y="0cm">
          <text:p text:style-name="P1">OTR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208cm" svg:height="15.24cm" svg:x="0.54cm" svg:y="6.096cm">
          <text:p text:style-name="P1">Dynamic Fields Framework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5.908cm" svg:height="3.556cm" svg:x="0.54cm" svg:y="17.2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5.908cm" svg:height="4.064cm" svg:x="0.54cm" svg:y="1.524cm">
          <text:p text:style-name="P1">Agent Frontend Modules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9.304cm" svg:height="2.032cm" svg:x="0.54cm" svg:y="22.352cm">
          <text:p text:style-name="P2">Databas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096cm" svg:height="2.032cm" svg:x="20.352cm" svg:y="22.352cm">
          <text:p text:style-name="P2">Configuration File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3.208cm" svg:height="3.556cm" svg:x="0.54cm" svg:y="17.272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5.588cm" svg:height="2.032cm" svg:x="1.048cm" svg:y="18.288cm">
          <text:p text:style-name="P2"><text:span text:style-name="T1">DynamicField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1.176cm" svg:height="2.032cm" svg:x="1.556cm" svg:y="7.62cm">
          <text:p text:style-name="P2">Dynamic Field (Backend)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1.293cm" svg:height="6.096cm" svg:x="1.439cm" svg:y="10.554cm">
          <text:p text:style-name="P1">Dynamic Field Delegate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048cm" svg:height="1.016cm" svg:x="1.947cm" svg:y="12.078cm">
          <text:p text:style-name="P2"><text:span text:style-name="T2">Tex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048cm" svg:height="1.016cm" svg:x="5.503cm" svg:y="12.078cm">
          <text:p text:style-name="P2"><text:span text:style-name="T2">TextArea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048cm" svg:height="1.016cm" svg:x="9.059cm" svg:y="12.078cm">
          <text:p text:style-name="P2"><text:span text:style-name="T2">Checkbo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048cm" svg:height="1.016cm" svg:x="1.947cm" svg:y="13.602cm">
          <text:p text:style-name="P2"><text:span text:style-name="T2">Dropdow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048cm" svg:height="1.016cm" svg:x="5.503cm" svg:y="13.602cm">
          <text:p text:style-name="P2"><text:span text:style-name="T2">Multiselec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048cm" svg:height="1.016cm" svg:x="9.059cm" svg:y="13.602cm">
          <text:p text:style-name="P2"><text:span text:style-name="T2">Dat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048cm" svg:height="1.016cm" svg:x="1.947cm" svg:y="15.126cm">
          <text:p text:style-name="P2"><text:span text:style-name="T2">Date/Tim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048cm" svg:height="1.016cm" svg:x="5.503cm" svg:y="15.126cm">
          <text:p text:style-name="P2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.588cm" svg:height="2.032cm" svg:x="20.352cm" svg:y="18.288cm">
          <text:p text:style-name="P2"><text:span text:style-name="T1">Config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588cm" svg:height="2.032cm" svg:x="13.748cm" svg:y="18.288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588cm" svg:height="2.032cm" svg:x="7.144cm" svg:y="18.288cm">
          <text:p text:style-name="P2"><text:span text:style-name="T1">DynamicFieldValu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572cm" svg:height="2.032cm" svg:x="1.048cm" svg:y="3.048cm">
          <text:p text:style-name="P2"><text:span text:style-name="T2">AgentTicketPhone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572cm" svg:height="2.032cm" svg:x="6.128cm" svg:y="3.048cm">
          <text:p text:style-name="P2"><text:span text:style-name="T2">AgentTicketEmail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572cm" svg:height="2.032cm" svg:x="21.368cm" svg:y="3.048cm">
          <text:p text:style-name="P2"><text:span text:style-name="T2">AgentTicketZoom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572cm" svg:height="2.032cm" svg:x="11.208cm" svg:y="3.048cm">
          <text:p text:style-name="P2"><text:span text:style-name="T2">AgentTicketMov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572cm" svg:height="2.032cm" svg:x="16.288cm" svg:y="3.048cm">
          <text:p text:style-name="P2">...</text:p>
          <draw:enhanced-geometry svg:viewBox="0 0 21600 21600" draw:type="rectangle" draw:enhanced-path="M 0 0 L 21600 0 21600 21600 0 21600 0 0 Z N"/>
        </draw:custom-shape>
        <draw:frame draw:style-name="gr12" draw:layer="layout" svg:width="4.456cm" svg:height="0.962cm" svg:x="0.54cm" svg:y="17.272cm">
          <draw:text-box>
            <text:p>Core Modul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924cm" fo:page-height="24.8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Fernando Rodríguez</meta:initial-creator>
    <meta:creation-date>2012-03-12T15:02:30</meta:creation-date>
    <dc:date>2012-03-16T12:02:11</dc:date>
    <dc:creator>Carlos Fernando Rodríguez</dc:creator>
    <meta:editing-duration>PT33M28S</meta:editing-duration>
    <meta:editing-cycles>3</meta:editing-cycles>
    <meta:generator>LibreOffice/3.4$Unix LibreOffice_project/340m1$Build-502</meta:generator>
    <meta:document-statistic meta:object-count="27"/>
  </office:meta>
</office:document-meta>
</file>